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6" style:family="paragraph" style:parent-style-name="Text_20_body">
      <style:paragraph-properties fo:margin-top="0in" fo:margin-bottom="0in" fo:line-height="114%" fo:text-align="justify" style:justify-single-word="false" style:writing-mode="lr-tb"/>
      <style:text-properties fo:font-weight="bold" style:font-weight-asian="bold" style:font-weight-complex="bold"/>
    </style:style>
    <style:style style:name="P27" style:family="paragraph" style:parent-style-name="Text_20_body">
      <style:paragraph-properties fo:margin-top="0in" fo:margin-bottom="0in" fo:line-height="114%" fo:text-align="justify" style:justify-single-word="false" style:writing-mode="lr-tb"/>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style:style style:name="T2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Automata-Based Verification of Temporal Properties on Running Programs ← NASA JpaX PathFinder, but cannot find the tool (internal?)</text:p>
      <text:p text:style-name="P3">LTL has mostly been used in the past as the logic in model checking environments, such as SPIN [4]. Such environments typically convert (automatically) the negation of an LTL requirement into a <text:span text:style-name="T19">Btichi automaton that accepts all infinite words that violate this requirement (Btichi automata are finite automata on infinite words). </text:span>An executing program defines a sequence of states; an infinite execution can therefore be viewed as an LTL interpretation, which assigns to each moment in time the set of propositions that are true at the particular program state. Model checking [5] detects infinite executions of finite-state systems through cycles in their state graphs. Runtime verification does not store the entire state-space of a program. Rather, it only observes finite program executions, on which we also need to interpret LTL formulae. We only need to modify the semantics of the temporal operators to accommodate this difference.</text:p>
      <text:p text:style-name="P7">------------------------------</text:p>
      <text:p text:style-name="P7">Runtime Verification for LTL and TLTL ← VERY VERY IMPORTANT</text:p>
      <text:p text:style-name="P3">It classifies runtime verification in identifying its distinguishing features to model checking and testing, respectively. It introduces a three-valued semantics (with truth values true, false, inconclusive) as an adequate interpretation as to whether a partial observation of a running system meets an LTL or TLTL property. For LTL, a conceptually simple monitor generation procedure is given, which is optimal in two respects: First, the size of the generated deterministic monitor is minimal, and, second, the monitor identifies a continuously monitored trace as either satisfying or falsifying a property as early as possible. The feasibility of the developed methodology is demontrated using a collection of real-world temporal logic specifications. Moreover, the presented approach is related to the properties monitorable in general and is compared to existing concepts in the literature. It is shown that the set of monitorable properties does not only encompass the safety and co-safety properties but is strictly larger.</text:p>
      <text:p text:style-name="P3">In runtime verification, a correctness property φ is typically automatically translated into a monitor . Such a monitor is then used to check the current execution of a system or a (finite set of) recorded execution(s) with respect to the property φ. </text:p>
      <text:p text:style-name="P6">Research in runtime verification is mainly focussed on the detection of violations (or satisfactions) of correctness properties, e.g., by developing synthethis algorithms for monitors from high-level specifications. </text:p>
      <text:p text:style-name="P3">In model checking, all executions of a given system are examined to answer whether these satisfy a given correctness property φ—either explicitly or implicitly, when using symbolic techniques. This corresponds to the language inclusion problem. In contrast, runtime verification deals with the word problem (whether some word is included in the language) While model checking, especially in case of LTL, considers infinite traces, runtime verification deals with finite traces—as non-idealised executions are necessarily finite.<text:tab/></text:p>
      <text:p text:style-name="P3">The underlying insight, which is equally used in conformance testing [Vasilevski 1973; Chow 1978], <text:span text:style-name="T19">is that for every finite-state system, an infinite trace must reach at least one state twice. Thus, if a finite trace reaches a state a second time, the trace can be extended to an infinite trace by taking the corresponding loop infinitely often. However, in runtime verification—in contrast to the standard approach taken in bounded model checking, an upper bound on the system’s state space is typically not known. More importantly, the states of an observed execution usually do not reflect the system’s state completely but only contain the value of </text:span><text:soft-page-break/><text:span text:style-name="T19">certain variables of interest. Thus, seeing a state twice in an observed execution does not allow to infer that the observed loop can be taken ad infinitum. ← Sooo goood!</text:span></text:p>
      <text:p text:style-name="P6">In online monitoring, the complexity for generating the monitor procedure is often negligible, as the monitor is typically only generated once. However, the complexity of the monitor, i. e., its memory and computation time requirements for checking an execution are of important interest, as the monitor is part of the running system and should only impose a minimal penalty on the system’s response time and memory footprint. Ideally, the monitor does not alter the running system in terms of its functional and non-functional behaviour.</text:p>
      <text:p text:style-name="P6">Pnueli’s LTL [Pnueli 1977] is a well-accepted lineartime temporal logic used for specifying properties of infinite traces. In runtime verification, our goal is to check LTL properties given finite prefixes of infinite traces. </text:p>
      <text:p text:style-name="P3">To implement the idea that, for a given LTL3 formula, its meaning for a prefix of an infinite trace should correspond to its meaning considered as an LTL formula for the full infinite trace, we use three truth values: true, false, and inconclusive, denoted respectively by T , ⊥, and ?. More precisely, given a finite word u and an LTL3 formula φ, thesemantics is defined as follows:</text:p>
      <text:p text:style-name="P3">—if there is no continuation of u satisfying φ (considered as an LTL formula), the value of φ is false;</text:p>
      <text:p text:style-name="P3">—if every continuation of u satisfies φ (considered as an LTL formula), it is true;</text:p>
      <text:p text:style-name="P3">—otherwise, the value is inconclusive since the observations so far are inconclusive, and neither true or false can be determined.</text:p>
      <text:p text:style-name="P3">It is exactly this classification that forms the basis of our 3-valued semantics: “bad prefixes” (of formulae) are mapped to false, “good prefixes” evaluate to true, while the remaining prefixes yield inconclusive. For a given LTL3 formula, we describe how to construct a (deterministic) finite state machine (FSM) with three output symbols. This automaton reads finite traces and yields their three-valued semantics. Thus, monitors for three-valued formulae classify prefixes as one of good = T, bad = ⊥, or ? (neither good nor bad ). Standard minimisation techniques for FSMs can be applied to obtain a unique FSM that is optimal with respect to its number of states. In other words, any smaller FSM must be non-deterministic or check a different property. As an FSM can straightforwardly be deployed, we obtain a practical framework for runtime verification. In [d’Amorim and Rosu 2005], a Buchi automaton was modified to serve as a monitor reporting false for minimal bad prefixes. However, no precise semantics in terms of LTL of the resulting monitor was given. As such, LTL3 can be understood as a logic which complements the constructions carried out in [d’Amorim and Rosu 2005] with a formal framework. Nevertheless, we feel that our constructions are more explicit in their semantical foundation and are therefore easier to understand. </text:p>
      <text:p text:style-name="P3">The feasibility of the developed methodology is demontrated using Dwyer et al.’s collection of temporal logic specifications on which the common specification patterns are based upon [Dwyer et al. 1999].  </text:p>
      <text:p text:style-name="P6">In this paper, we further discuss which LTL3 properties are monitorable at all. We follow the definition given by Pnueli and Zaks in [Pnueli and Zaks 2006] essentially stating that a property is monitorable with respect to a trace whenever a corresponding monitor might still report a violation (or satisfaction). <text:span text:style-name="T21">We show that the popular belief that monitoring is only suitable for safety properties is misleading: The class of monitorable properties is richer than the union of safety and co-safety properties. </text:span></text:p>
      <text:p text:style-name="P3">Section 3 analyses the structure of the developed monitors, complements the notions of good and bad prefixes with ugly prefixes to characterise the instant when properties become non-monitorable.</text:p>
      <text:p text:style-name="P3">We denote with L(φ) = {w ∈ Σω | w |= φ} the set of models of an LTL-formula φ. Two LTL-formulae φ and ψ are called equivalent , written as φ ≡ ψ, iff L(φ) = L(ψ) holds. <text:span text:style-name="T19">The language L(φ), </text:span><text:soft-page-break/><text:span text:style-name="T19">generated by an LTL-formula φ, is a regular set of infinite traces and can be described by a corresponding Buchi automaton defined next.</text:span></text:p>
      <text:p text:style-name="P3">However, in runtime verification, we aim at checking LTL properties of infinite traces by considering their finite prefixes.  For an NBA A, we denote by A(q) the NBA that coincides with A except for the set of initial states Q0 , which is redefined in A(q) as Q0 = {q}. Let us fix φ ∈ LTL for the rest of this section, and let Aφ = (Σ, Qφ , Qφ , δ φ , F φ ) denote the <text:span text:style-name="T19">NBA that accepts all models of φ</text:span> and let A¬φ = (Σ, Q¬φ , Q¬φ , δ ¬φ , F ¬φ ) denote the <text:span text:style-name="T19">NBA, which accepts all words falsifying φ</text:span>. </text:p>
      <text:p text:style-name="P3">Note that in order to obtain the complement of an NBA, we merely need to complement the formula, rather than the original B ̈chi automaton itself. </text:p>
      <text:p text:style-name="P3">Let Aφ and A¬φ be the deterministic versions of Aφ and A¬φ , which can be computed in a standard manner using the power-set construction. Then, we define <text:span text:style-name="T19">the FSM in question as a product of Aφ and A¬φ . ← really? Two Buchi automatons, one for the LTL formula and one for the negation of the formula, and their product is the FSM monitor?</text:span></text:p>
      <text:p text:style-name="P3">Moreover, we have implemented the above construction of the finite-state automaton Mφ partly in an on-the-fly fashion. That is, for a given property φ, we construct the two NFAs, but we do not determinise them to obtain the two corresponding DFAs Aφ and A¬φ . Consequently, we do not explicitly construct the final automaton Mφ , but instead perform steps 4–6 on-the-fly to avoid the second exponential “blow-up”, similar to the approach taken in [d’Amorim and Rosu 2005].</text:p>
      <text:p text:style-name="P3"><text:span text:style-name="T19">A great example of the rationale for having three truth values: φ ≡ ¬spawn U init ← do not spawn a thread before init:</text:span></text:p>
      <text:p text:style-name="P6">This example further illustrates the need for having three truth values, instead of two when monitoring a running system:</text:p>
      <text:p text:style-name="P6">—Intuitively, a monitor for φ should raise an alarm only if a thread was spawned before init occurred.</text:p>
      <text:p text:style-name="P6">—On the other hand, if init occurs before any spawn has occurred, the monitor should report that φ is satisfied irrespective of the future.</text:p>
      <text:p text:style-name="P6">—Finally, until either happens, it should return ?, indicating the necessity for further observation.</text:p>
      <text:p text:style-name="P6"/>
      <text:p text:style-name="P6">We have evaluated our approach on the basis of the frequently used software specification patterns introduced in [Dwyer et al. 1999]. They represent a collection of patterns that occur commonly in the specification of concurrent and reactive systems, such as scoping (e.g., “some event P must hold in between two other events Q1 and Q2 ”), precedence (e.g., “an event P must always be preceded by an event Q”), or response (e.g., “an event P must always be followed by an event Q”). These patterns were derived from a comprehensive survey undertaken by the authors of that paper with the results being available online2 , and at the time of writing consisting of 447 temporal logic specifications of which 108 are labelled as being LTL formulae. </text:p>
      <text:p text:style-name="P15"><text:span text:style-name="T3">!!! Starting point of our evaluation were these 108 formulae labelled as LTL formulae for which we then tried to generate monitors according to the procedure given above. To this end, we developed a “monitor generator”, in the following referred to as the LTL3 tools, which is available online under a public license.3 It relies on version 1.1 of LTL2BA, which is Gastin’s and Oddoux’s translator for converting LTL formulae into corresponding Buchi automata [Gastin and Oddoux 2001]. <text:s/>(le site: </text:span><text:a xlink:type="simple" xlink:href="http://ltl3tools.sourceforge.net/">http://ltl3tools.sourceforge.net/</text:a>)</text:p>
      <text:p text:style-name="P15">Generating a (minimized and deterministic) monitor for each of these 97 formulae using the LTL3 tools, it turned out that for 43 formulae, the monitor consisted of a single ?-state which had one <text:soft-page-break/>universal self-loop. These are formulae which can only be satisfied or violated by an infinite trace as compared to a finite one, hence the resulting monitor did not contain ⊥ and states in such cases. And as such, obviously, they cannot be sensibly monitored. (For a more detailed discussion of what constitutes a monitorable property, see also Section 3.) However, as the formulae are taken from real world applications of temporal logic specification during systems design, we believe that this further emphasizes the suitability of our approach for monitoring design specifications also at runtime. ← for paper</text:p>
      <text:p text:style-name="P26">Using deterministic monitors does not seem to be a limiting factor for practically relevant specifications, despite the double exponential worst-case upper bound. Nevertheless, generating the monitor on-the-fly directly from the underlying NFA will typically reduce its memory requirements—but only if the corresponding NFAs are minimized, as our measurements indicate.</text:p>
      <text:p text:style-name="P26">Note that every continuation uv of a bad (good) prefix u for L by a finite word v ∈ Σ∗ is again a bad (good) prefix for L. A bad (good) prefix u is called minimal , if each strict prefix of u is not a bad (good) prefix anymore. Consider, for example, the language defined by GF p (liveness?), stating that there are infinitely many states satisfying p. Any finite word can be extended to an infinite one satisfying the formula as well as to one falsifying the formula. Thus, given any finite word, no finite continuation yields or ⊥ with respect to LTL3 . For runtime verification, such a prefix is ugly, since after processing it, monitoring can be stopped yet with an inconclusive result.</text:p>
      <text:p text:style-name="P26">Definition 3.3 (Ugly prefix) Let L ⊆ Σω be a language of infinite words over Σ. A finite word u ∈ Σ∗ is called an ugly prefix for L, if there is no v ∈ Σ∗ such that uv is either bad or good. (in other words there is no finite continuation that will make it good!) We follow [Pnueli and Zaks 2006] in calling a formula φ non-monitorable with respect to a prefix u, if no ⊥ or verdict can be obtained. <text:s/></text:p>
      <text:p text:style-name="P26">In general, a monitor has three traps, corresponding to reading either a good, bad, or ugly prefix. As long as no trap is reached, the monitor outputs ?, while reaching a trap also implies that monitoring can be stopped. Each LTL formula that is safety or co-safety is also monitorable. In other words, for a safety or a co-safety language L, there are no ugly prefixes and for a safety or co-safety formula φ, the monitor Mφ has no ugly trap. <text:s/>The class of monitorable LTL3 properties is strictly larger than the union of safety and co-safety properties. </text:p>
      <text:p text:style-name="P26">The previous lemma contradicts the popular belief that monitoring is only suitable for safety properties. That said, there is something particular about safetyproperties: By definition, any infinite word w not satisfying a safety property φ, must have a bad prefix u. ← very important!!!</text:p>
      <text:p text:style-name="P26">To summarise this discussion, we note that: ← for paper</text:p>
      <text:p text:style-name="P26">—violations of safety properties are reported by <text:span text:style-name="T21">monitoring procedures which check for finite prefixes of violating words</text:span>, as well as </text:p>
      <text:p text:style-name="P26">—successful validations of co-safety properties are reported by <text:span text:style-name="T21">monitoring procedures which consider finite prefixes of satisfying words</text:span>, but additionally,</text:p>
      <text:p text:style-name="P26">—there are monitorable properties which are neither characterised by finite violating or finite satisfying prefixes.</text:p>
      <text:p text:style-name="P26">For paper also: the monitor of this paper checks for satisfying AND violating words? YES:</text:p>
      <text:p text:style-name="P26">“Likewise, using two monitors, one checking for a bad prefix (based on the property) itself and another one for a good prefix (based on the formula’s negations), it is possible to check for the satisfaction and violation of a given property as the same time and report results as early as <text:soft-page-break/>possible. However, we want to point out that our combined monitors are smaller than the two underlying NFAs, as discussed in Section 2.5, unless these are minimised by sophisticated and expensive algorithms. Thus, our procedure provides an efficient alternative if satisfaction and violation need to be monitored at the same time.”</text:p>
      <text:p text:style-name="P7">------------------------------</text:p>
      <text:p text:style-name="P7">A linear translation from LTL to the first-order modal μ-calculus </text:p>
      <text:p text:style-name="P3">Properties about the behaviour of processes are described in a modal μ-calculus enriched with data and time, the first-order modal μ-calculus [14]. The modal μ-calculus [9, 17] is an extension of Hennessy-Milner logic [16] with fixpoint operators. </text:p>
      <text:p text:style-name="P3">The </text:p>
      <text:p text:style-name="P3">first-order modal μ-calculus, in which quantification over data can be used and in which fixpoint variables may have data parameters, fulfills this need and is more practical as it is syntactically less minimalistic. It is very expressive and—after some training—very pleasant to use. Indeed, over the years we have not yet encountered any behavioural property that we could not express in this formalism. The purpose of this paper is to formally establish what we already experienced in practice, namely that the first order μ-calculus with data is indeed very expressive in the sense that properties formulated in other modal logics can be translated to it with only a linear growth in size. </text:p>
      <text:p text:style-name="P3">From the context of the mCRL2 toolkit, there is also a very practical reason to have a succinct translation from LTL or CTL*. For those unfamiliar with the modal μ-calculus, or for those who favour these logics over the modal μ-calculus (and admittedly, many people do at the time of writing), a linear translation enables us to easily use available μ-calculus-checkers to verify properties formulated in these other formalisms also. To support this, we show that model checking the translated formula is as efficient as the most efficient known algorithms for model checking the original. </text:p>
      <text:p text:style-name="P3">Translation of LTL to the standard propositional μ-calculus is not straightforward, in the sense that a simple syntactic translation procedure has not been found. </text:p>
      <text:p text:style-name="P6">We now return to the problem of translating LTL to the first-order μ-calculus. We base our translation on B ̈chi automaton representations of LTL formulae as referred to in section . We </text:p>
      <text:p text:style-name="P6">express a μ-calculus property that in a sense ‘synchronizes’ steps in the Buchi automaton (utilizing the data structure) with steps that are made in the transition system against which the formula is checked. Keeping this synchrony intact, we can use the standard translation of 32q to express that this B ̈chi automaton does not accept any path of the transition system. Formally speaking, we assume that we are given some Buchi automaton A, and construct a μ-calculus formula that accepts an initial state of the transition system M it is interpreted on if and only if L(M ⊗ A) = ∅, i.e. the accepted language of the product of the Kripke structure and the B ̈chi automaton is empty. </text:p>
      <text:p text:style-name="P6">We define a translation function Tr that generates a μ-calculus formula from a B ̈chi automaton. Let A = Q, Σ, δ, Q0 , F be a B ̈chi automaton. </text:p>
      <text:p text:style-name="P6">We can now inductively define the approximations for T ...</text:p>
      <text:p text:style-name="P7">------------------------------</text:p>
      <text:p text:style-name="P7">From Linear Time to Branching Time </text:p>
      <text:p text:style-name="P3">Typically, symbolic model-checking tools proceed by computing fixed-point expressions over the model’s set of states. For example, to find the set of states rom which a state satisfying some <text:soft-page-break/>predicate p is reachable, the model checker starts with the set S of states in which p holds, and repeatedly add to S the set ∃ eS of states that have a successor in S. Formally, the model checker calculates the least fixed-point of the expression S = p ∨ ∃ eS. The μ-calculus is a logic that contains the modal operators ∃ e and ∀ e, and the fixed-point operators μ and ν [Kozen 1983]. As such, it describes fixed-point computations in a natural form. In particular, the alternation-free fragment of μ-calculus (AFMC, or short) [Emerson and Lei 1986] has a restricted syntax that does not allow nesting of fixed-point operators, making the evaluation of expressions very simple. Formally, the model-checking problem for AFMC can be solved in time that is linear in both the size of the model and the length of the formula [Cleaveland and Steffen 1991]. The μ-calculus, however, is less ideal for specifiers. For them, logics with explicit temporal operators, such as (“always”) and 3 (“eventually”) are much more readable and convenient. Consequently, model- checking tools often offer as their user interface a temporal logic that includes explicit temporal operators. The evaluation of these formulas by means of fixed points is then transparent to the user.</text:p>
      <text:p text:style-name="P6">CTL, the transition from the input formulas to fixed-point expressions is simple: each operator of CTL can be expressed also be means of fixed points. Formally, one can translate a CTL formula to an AFMC formula with a linear blow up . For example, symbolic model checking of LTL involves a translation of LTL formulas to μ-calculus formulas of alternation depth 2, where nesting of fixed-point operators is allowed [Emerson and Lei 1986]. The evaluation of such μ-calculus formulas takes time that is quadratic in the size of the model. </text:p>
      <text:p text:style-name="P3">We consider the problem of deciding whether a given automaton or formula meets this characterization, and the problem of translating a given automaton or formula to an equivalent AFMC formula when it exists. It follows from our results that deciding whether a linear-time property P can be translated to an AFMC formula can be reduced to the problem of deciding whether P can be recognized by a deterministic Buchi word automaton .</text:p>
      <text:p text:style-name="P3">It should be noted that the translation of LTL formulas to μ-calculus formulas of alternation depth 2 involves only a single exponential blow up [Emerson and Lei 1986]. The alternation-free μ-calculus (AFMC, for short) is a fragment of the modal logics μ-calculus. </text:p>
      <text:p text:style-name="P3">As in Section 4, we first consider the problem of checking whether a given LTL formula can be translated to a DBW and hence, also to an AFMC formula. ← wait a minute, it's already known that an LTL formula can be translated into a deterministic Buchi word automata?</text:p>
      <text:p text:style-name="P6">Translating LTL to AFMC by going through DBW involves a doubly exponential blow up. Closing this gap is an open problem. </text:p>
      <text:p text:style-name="P3">нишо, тиња.</text:p>
      <text:p text:style-name="P7">------------------------------</text:p>
      <text:p text:style-name="P7">Towards Support for Software Model Checking: Improving the Efficiency of Formal Specifications </text:p>
      <text:p text:style-name="P15"><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text:span><text:soft-page-break/><text:span text:style-name="T5">form of a never-claim, which is a specific representation of BA used by the model checker Spin. In this article we use the terms Buchi automata and never-claims interchangeably. </text:span><text:span text:style-name="T3">← FOUND THE TOOL!!! </text:span><text:a xlink:type="simple" xlink:href="http://cybershare-portal2.utep.edu/resources/tools/prospec"><text:span text:style-name="T19">http://cybershare-portal2.utep.edu/resources/tools/prospec</text:span></text:a><text:span text:style-name="T3"> ← it's only for Windows *sigh*</text:span></text:p>
      <text:p text:style-name="P3">While CTL allows for branching type of behavior (i.e., semantically, formulas are defined both using the universal and existential quantifiers), LTL formulas describe specific path behavior (i.e., 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text:soft-page-break/>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text:soft-page-break/>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ext:soft-page-break/>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text:soft-page-break/>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text:soft-page-break/>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language 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ext:span><text:soft-page-break/><text:span text:style-name="T19">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text:soft-page-break/>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text:soft-page-break/>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9">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text:soft-page-break/>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9">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text:soft-page-break/>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text:soft-page-break/>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text:soft-page-break/>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text:soft-page-break/>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text:soft-page-break/>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text:soft-page-break/>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text:soft-page-break/>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text:soft-page-break/>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ext:soft-page-break/>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text:soft-page-break/>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text:soft-page-break/>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text:span><text:span text:style-name="T19">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text:soft-page-break/>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text:soft-page-break/>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text:soft-page-break/>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text:soft-page-break/>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text:span><text:soft-page-break/><text:span text:style-name="T19">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text:soft-page-break/>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text:soft-page-break/>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text:span><text:soft-page-break/><text:span text:style-name="T19">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text:soft-page-break/>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text:soft-page-break/>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text:soft-page-break/>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oft-page-break/><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text:span><text:span text:style-name="T1">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ext:span><text:soft-page-break/><text:span text:style-name="T1">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text:span><text:span text:style-name="T1">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ext:span><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ext:span><text:soft-page-break/><text:span text:style-name="T2">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text:soft-page-break/>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ext:soft-page-break/>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text:soft-page-break/>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text:soft-page-break/>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text:soft-page-break/>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text:soft-page-break/>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text:soft-page-break/>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text:span><text:span text:style-name="T2">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text:soft-page-break/>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text:span><text:soft-page-break/><text:span text:style-name="T1">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text:span><text:span text:style-name="T2">model. However, it is essential to be able to for  mulate such temporal constraints already in early phases of development in order to specify correct system behavior, in particular in the domain of time-dependent systems. W</text:span><text:span text:style-name="T12">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text:span><text:soft-page-break/><text:span text:style-name="T1">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text:span><text:span text:style-name="T1">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text:soft-page-break/>[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text:span><text:soft-page-break/><text:span text:style-name="T1">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ext:span><text:span text:style-name="T2">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text:soft-page-break/>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text:soft-page-break/>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text:soft-page-break/>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ext:soft-page-break/>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text:span><text:soft-page-break/><text:span text:style-name="T1">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text:soft-page-break/>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text:soft-page-break/>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text:span><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text:span><text:soft-page-break/><text:span text:style-name="T1">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5">Σ is the input alphabet. • S is a finite set of states. • δ ⊆ S × Σ ∪ { } × S is the transition relation.</text:span></text:p>
      <text:p text:style-name="P12">• <text:span text:style-name="T15">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text:soft-page-break/>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text:span><text:span text:style-name="T2">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text:soft-page-break/>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text:soft-page-break/>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text:span><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text:span><text:soft-page-break/><text:span text:style-name="T2">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constructed from s, which always accepts all events in E until it has performed s; in that </text:span><text:span text:style-name="T2">case it performs an event match ∈ E and stops (deadlocks)</text:span><text:span text:style-name="T9">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xt:span><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text:soft-page-break/>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text:span><text:span text:style-name="T1">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text:span><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text:soft-page-break/>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text:soft-page-break/>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text:span><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text:span><text:soft-page-break/><text:span text:style-name="T2">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text:soft-page-break/>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text:soft-page-break/>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text:soft-page-break/>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text:span><text:soft-page-break/><text:span text:style-name="T1">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text:span><text:span text:style-name="T1">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text:soft-page-break/>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text:soft-page-break/>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text:span><text:soft-page-break/><text:span text:style-name="T2">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text:span><text:soft-page-break/><text:span text:style-name="T2">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text:span><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ext:soft-page-break/>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text:span><text:soft-page-break/><text:span text:style-name="T1">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text:soft-page-break/>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text:soft-page-break/>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text:span><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text:soft-page-break/>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text:span><text:soft-page-break/><text:span text:style-name="T1">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text:span><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text:soft-page-break/>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ext:soft-page-break/>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text:span><text:soft-page-break/><text:span text:style-name="T1">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text:soft-page-break/>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text:soft-page-break/>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text:span><text:span text:style-name="T1">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text:span><text:soft-page-break/><text:span text:style-name="T1">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text:soft-page-break/>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text:soft-page-break/>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text:soft-page-break/>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text:soft-page-break/>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text:span><text:soft-page-break/><text:span text:style-name="T1">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text:soft-page-break/>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text:span><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oft-page-break/><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text:span><text:span text:style-name="T2">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text:soft-page-break/>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ext:soft-page-break/>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text:soft-page-break/></text:p>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text:soft-page-break/>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text:soft-page-break/>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text:soft-page-break/>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ext:soft-page-break/>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text:span><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text:soft-page-break/>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text:soft-page-break/>[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text:soft-page-break/>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text:soft-page-break/>(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text:span><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ext:soft-page-break/>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text:soft-page-break/>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pan text:style-name="T1">port. It is important to note that independence alone does not guarantee concurrency - there is the additional requirement that the events concerned are both offered after some behaviour and occur consecutively. ←</text:span><text:span text:style-name="T9">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text:soft-page-break/>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text:soft-page-break/>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text:span><text:soft-page-break/><text:span text:style-name="T2">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oft-page-break/><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text:soft-page-break/>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text:soft-page-break/>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text:soft-page-break/>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text:span><text:soft-page-break/><text:span text:style-name="T1">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text:span><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text:span><text:soft-page-break/><text:span text:style-name="T1">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text:span><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text:soft-page-break/>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text:soft-page-break/></text:p>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ext:span><text:soft-page-break/><text:span text:style-name="T1">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text:soft-page-break/>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pan text:style-name="T1">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InteractionOperand.</text:span><text:span text:style-name="T9">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text:soft-page-break/>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text:soft-page-break/>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text:span><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text:soft-page-break/>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text:span><text:soft-page-break/><text:span text:style-name="T1">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text:span><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text:span><text:soft-page-break/><text:span text:style-name="T2">intuitive macros, inspired by the </text:span><text:span text:style-name="T12">regular expressions</text:span><text:span text:style-name="T9"> </text:span><text:span text:style-name="T2">found in PDL. In many practical situations, </text:span><text:span text:style-name="T12">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text:soft-page-break/>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text:soft-page-break/>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text:soft-page-break/>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text:span><text:soft-page-break/><text:span text:style-name="T1">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ext:span><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text:soft-page-break/>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text:span><text:soft-page-break/><text:span text:style-name="T1">associated to locations, namely interaction constraints or state invariants.</text:span><text:span text:style-name="T9"> </text:span><text:span text:style-name="T2">Further, we assume here that these constraints are always local to a particular instance</text:span><text:span text:style-name="T1">. ← for ppt “semantics adopted” Messages in a sequence diagram cannot cross borders of operands or interaction </text:span><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text:soft-page-break/>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text:soft-page-break/>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ext:soft-page-break/>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text:soft-page-break/>←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ext:span><text:soft-page-break/><text:span text:style-name="T2">the context of interest and that are easily described by natural language may result very hard to specify in LTL. In other words, there is a substantial gap between natural language and the LTL syntax.</text:span><text:span text:style-name="T9"> </text:span><text:span text:style-name="T1">Although in this paper we focus on formulae expressed in LTL notation, other similar </text:span><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ext:soft-page-break/>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text:soft-page-break/>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ext:soft-page-break/>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text:soft-page-break/>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text:soft-page-break/>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text:span><text:soft-page-break/><text:span text:style-name="T1">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ext:span><text:soft-page-break/><text:span text:style-name="T2">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text:span><text:soft-page-break/><text:span text:style-name="T1">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ext:soft-page-break/>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text:soft-page-break/>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text:soft-page-break/>program using JPF prints all the path conditions PC (together with oldPC) for the assertion violations.</text:p>
      <text:p text:style-name="P14"><text:span text:style-name="T1">We have presented a method that extends the framework presented in [23] with the ability of </text:span><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oft-page-break/><text:span text:style-name="T1">they define </text:span><text:span text:style-name="T11">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pan text:style-name="T1">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text:span><text:soft-page-break/><text:span text:style-name="T1">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text:span><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text:soft-page-break/>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text:span><text:soft-page-break/><text:span text:style-name="T1">allow liveness and safety specifications requires a universal interpretation: assert and negate are thus to be considered as modalities, not as operators. </text:span><text:span text:style-name="T9">←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text:soft-page-break/>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xt:soft-page-break/>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text:soft-page-break/>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text:soft-page-break/>-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text:soft-page-break/>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text:span><text:soft-page-break/><text:span text:style-name="T1">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text:span><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text:soft-page-break/>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text:soft-page-break/>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text:span><text:soft-page-break/><text:span text:style-name="T2">queue. Recall that for verifying safety properties, for k-bounded executions we bound the 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text:soft-page-break/>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ext:soft-page-break/>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text:soft-page-break/>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text:soft-page-break/>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text:soft-page-break/>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text:span><text:soft-page-break/><text:span text:style-name="T1">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text:span><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text:soft-page-break/>need the negation of an automaton </text:p>
      <text:p text:style-name="P14"><text:span text:style-name="T1">The negation operation on these interaction automata basically means that all accepting states become non-accepting states and all non-accepting states become accepting states in the negated </text:span><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text:soft-page-break/>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text:span><text:soft-page-break/><text:span text:style-name="T1">object in an interaction, but to generate only a single observing interaction automaton for the entire interaction. This single automaton represents the property to be checked by a model checker.</text:span><text:span text:style-name="T9"> </text:span><text:span text:style-name="T2">Brill et al. [17] discuss the generation of automata for basic LSCs. Our translation of basic </text:span><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text:soft-page-break/>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text:soft-page-break/>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text:span><text:soft-page-break/><text:span text:style-name="T2">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ext:soft-page-break/>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text:soft-page-break/>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text:soft-page-break/>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text:soft-page-break/>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text:soft-page-break/>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text:soft-page-break/>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text:soft-page-break/>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text:span><text:soft-page-break/><text:span text:style-name="T1">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text:span><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text:soft-page-break/>[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text:soft-page-break/>- it takes into account a rich set of relationships between scenarios such as preemption, parallelism, and negation;</text:p>
      <text:p text:style-name="P19">-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text:span><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text:soft-page-break/>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text:soft-page-break/>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ext:span><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text:soft-page-break/>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text:span><text:soft-page-break/><text:span text:style-name="T1">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text:span><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text:soft-page-break/>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pan text:style-name="T12">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text:soft-page-break/>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text:soft-page-break/>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oft-page-break/><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text:span><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text:soft-page-break/>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text:soft-page-break/>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not these other events may occur at the second state. </text:span><text:span text:style-name="T2">Figure 2</text:span><text:span text:style-name="T9">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text:soft-page-break/>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text:soft-page-break/>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text:soft-page-break/>← todo!! FIND IMPLEMENTATION </text:p>
      <text:p text:style-name="P15"><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text:soft-page-break/>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text:soft-page-break/>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soft-page-break/>------------------------------</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text:span><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text:soft-page-break/>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ext:soft-page-break/>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text:soft-page-break/>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text:soft-page-break/>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oft-page-break/><text:span text:style-name="T1">This paper presents a formal executable semantics of object-oriented models. We made it possible 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oft-page-break/><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text:soft-page-break/>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text:soft-page-break/>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19T16:08:20</dc:date>
    <dc:creator>Daniela Remenska</dc:creator>
    <meta:editing-duration>P7DT7H26M4S</meta:editing-duration>
    <meta:editing-cycles>633</meta:editing-cycles>
    <meta:generator>LibreOffice/3.5$Linux_x86 LibreOffice_project/350m1$Build-2</meta:generator>
    <meta:document-statistic meta:table-count="0" meta:image-count="0" meta:object-count="0" meta:page-count="208" meta:paragraph-count="1989" meta:word-count="126830" meta:character-count="810387" meta:non-whitespace-character-count="684781"/>
  </office:meta>
</office:document-meta>
</file>